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Standard">
      <style:text-properties officeooo:rsid="00129e21" officeooo:paragraph-rsid="00129e21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c5295" style:font-weight-asian="bold" style:font-weight-complex="bold"/>
    </style:style>
    <style:style style:name="P4" style:family="paragraph" style:parent-style-name="Standard" style:master-page-name="First_20_Page">
      <style:paragraph-properties style:page-number="auto"/>
      <style:text-properties officeooo:paragraph-rsid="0005b093"/>
    </style:style>
    <style:style style:name="P5" style:family="paragraph" style:parent-style-name="Standard">
      <style:text-properties officeooo:paragraph-rsid="0005b093"/>
    </style:style>
    <style:style style:name="P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7" style:family="paragraph" style:parent-style-name="Header">
      <style:text-properties fo:language="zxx" fo:country="none" style:language-asian="zxx" style:country-asian="none"/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b013d"/>
    </style:style>
    <style:style style:name="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paragraph-rsid="0005b09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paragraph-rsid="000a73b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0c5295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1dfbf" officeooo:paragraph-rsid="0001dfbf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1dfbf" officeooo:paragraph-rsid="0005b093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1dfbf" officeooo:paragraph-rsid="000a73bf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05b093"/>
    </style:style>
    <style:style style:name="P22" style:family="paragraph" style:parent-style-name="Table_20_Contents">
      <style:text-properties officeooo:rsid="0001dfbf" officeooo:paragraph-rsid="000acbee"/>
    </style:style>
    <style:style style:name="P23" style:family="paragraph" style:parent-style-name="Table_20_Contents">
      <style:paragraph-properties fo:text-align="center" style:justify-single-word="false"/>
      <style:text-properties officeooo:rsid="0004b2ff" officeooo:paragraph-rsid="0004b2ff"/>
    </style:style>
    <style:style style:name="P24" style:family="paragraph" style:parent-style-name="Table_20_Contents">
      <style:paragraph-properties fo:text-align="center" style:justify-single-word="false"/>
      <style:text-properties officeooo:rsid="0004b2ff" officeooo:paragraph-rsid="0005b093"/>
    </style:style>
    <style:style style:name="P25" style:family="paragraph" style:parent-style-name="Table_20_Contents">
      <style:text-properties officeooo:rsid="0004b2ff" officeooo:paragraph-rsid="0004b2ff"/>
    </style:style>
    <style:style style:name="P26" style:family="paragraph" style:parent-style-name="Table_20_Contents">
      <style:text-properties officeooo:rsid="0005b093" officeooo:paragraph-rsid="0005b093"/>
    </style:style>
    <style:style style:name="P27" style:family="paragraph" style:parent-style-name="Table_20_Contents">
      <style:paragraph-properties fo:text-align="center" style:justify-single-word="false"/>
      <style:text-properties officeooo:rsid="0005b093" officeooo:paragraph-rsid="0005b093"/>
    </style:style>
    <style:style style:name="P28" style:family="paragraph" style:parent-style-name="Table_20_Contents">
      <style:paragraph-properties fo:text-align="center" style:justify-single-word="false"/>
      <style:text-properties officeooo:rsid="0005b093" officeooo:paragraph-rsid="000a73bf"/>
    </style:style>
    <style:style style:name="P29" style:family="paragraph" style:parent-style-name="Table_20_Contents">
      <style:paragraph-properties fo:text-align="center" style:justify-single-word="false"/>
      <style:text-properties officeooo:rsid="000a73bf" officeooo:paragraph-rsid="000a73bf"/>
    </style:style>
    <style:style style:name="P30" style:family="paragraph" style:parent-style-name="Table_20_Contents">
      <style:text-properties officeooo:rsid="000b62a9" officeooo:paragraph-rsid="000b62a9"/>
    </style:style>
    <style:style style:name="P31" style:family="paragraph" style:parent-style-name="Table_20_Contents">
      <style:paragraph-properties fo:text-align="center" style:justify-single-word="false"/>
      <style:text-properties officeooo:rsid="000bab6b" officeooo:paragraph-rsid="000bab6b"/>
    </style:style>
    <style:style style:name="P32" style:family="paragraph" style:parent-style-name="Table_20_Contents">
      <style:text-properties officeooo:rsid="000bab6b" officeooo:paragraph-rsid="000bab6b"/>
    </style:style>
    <style:style style:name="P33" style:family="paragraph" style:parent-style-name="Standard">
      <style:text-properties officeooo:paragraph-rsid="000a73bf"/>
    </style:style>
    <style:style style:name="P34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35" style:family="paragraph" style:parent-style-name="Standard" style:list-style-name="L3">
      <style:text-properties style:font-name="Times New Roman1"/>
    </style:style>
    <style:style style:name="P36" style:family="paragraph" style:parent-style-name="Standard">
      <style:text-properties officeooo:paragraph-rsid="0005b093"/>
    </style:style>
    <style:style style:name="P37" style:family="paragraph" style:parent-style-name="Standard" style:list-style-name="L3">
      <style:text-properties officeooo:rsid="00129e21" officeooo:paragraph-rsid="00129e21"/>
    </style:style>
    <style:style style:name="P38" style:family="paragraph" style:parent-style-name="Standard">
      <style:text-properties officeooo:rsid="00129e21" officeooo:paragraph-rsid="00129e21"/>
    </style:style>
    <style:style style:name="P39" style:family="paragraph" style:parent-style-name="Standard" style:list-style-name="L3">
      <style:text-properties officeooo:rsid="00143b7e" officeooo:paragraph-rsid="00143b7e"/>
    </style:style>
    <style:style style:name="P40" style:family="paragraph" style:parent-style-name="Standard">
      <style:text-properties officeooo:rsid="001b4da8" officeooo:paragraph-rsid="001b4da8"/>
    </style:style>
    <style:style style:name="P41" style:family="paragraph" style:parent-style-name="Standard" style:master-page-name="First_20_Page">
      <style:paragraph-properties style:page-number="auto"/>
      <style:text-properties officeooo:paragraph-rsid="0005b093"/>
    </style:style>
    <style:style style:name="P42" style:family="paragraph" style:parent-style-name="Heading_20_1" style:list-style-name="">
      <style:paragraph-properties fo:orphans="2" fo:widows="2"/>
    </style:style>
    <style:style style:name="P43" style:family="paragraph" style:parent-style-name="Heading_20_1" style:master-page-name="First_20_Page">
      <style:paragraph-properties style:page-number="auto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 style:list-style-name="">
      <style:paragraph-properties fo:orphans="2" fo:widows="2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8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b013d"/>
    </style:style>
    <style:style style:name="P5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c5295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c5295" officeooo:paragraph-rsid="000c5295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0bab6b" officeooo:paragraph-rsid="000bab6b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1aa7d1" officeooo:paragraph-rsid="001aa7d1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1dfa59" officeooo:paragraph-rsid="001dfa59" style:font-size-asian="12pt" style:font-size-complex="12pt"/>
    </style:style>
    <style:style style:name="P57" style:family="paragraph" style:parent-style-name="Table_20_Contents">
      <style:text-properties officeooo:rsid="000bab6b" officeooo:paragraph-rsid="001dfa59"/>
    </style:style>
    <style:style style:name="P58" style:family="paragraph" style:parent-style-name="Table_20_Contents">
      <style:paragraph-properties fo:text-align="center" style:justify-single-word="false"/>
      <style:text-properties officeooo:rsid="001dfa59" officeooo:paragraph-rsid="001dfa59"/>
    </style:style>
    <style:style style:name="P59" style:family="paragraph" style:parent-style-name="Table_20_Contents">
      <style:paragraph-properties fo:text-align="center" style:justify-single-word="false"/>
      <style:text-properties officeooo:rsid="001f2848" officeooo:paragraph-rsid="001f2848"/>
    </style:style>
    <style:style style:name="P60" style:family="paragraph" style:parent-style-name="Table_20_Contents">
      <style:text-properties officeooo:rsid="001f2848" officeooo:paragraph-rsid="001f2848"/>
    </style:style>
    <style:style style:name="P61" style:family="paragraph" style:parent-style-name="Table_20_Contents">
      <style:paragraph-properties fo:text-align="center" style:justify-single-word="false"/>
      <style:text-properties officeooo:rsid="00215bc0" officeooo:paragraph-rsid="00215bc0"/>
    </style:style>
    <style:style style:name="P62" style:family="paragraph" style:parent-style-name="Table_20_Contents">
      <style:text-properties officeooo:rsid="00215bc0" officeooo:paragraph-rsid="00215bc0"/>
    </style:style>
    <style:style style:name="P63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65" style:family="paragraph">
      <style:paragraph-properties style:writing-mode="lr-tb"/>
    </style:style>
    <style:style style:name="T1" style:family="text">
      <style:text-properties officeooo:rsid="0018b7b9"/>
    </style:style>
    <style:style style:name="T2" style:family="text">
      <style:text-properties officeooo:rsid="000b013d"/>
    </style:style>
    <style:style style:name="T3" style:family="text">
      <style:text-properties officeooo:rsid="000fd364"/>
    </style:style>
    <style:style style:name="T4" style:family="text">
      <style:text-properties fo:font-size="9pt" style:font-size-asian="9pt"/>
    </style:style>
    <style:style style:name="T5" style:family="text">
      <style:text-properties fo:font-size="9pt" style:font-size-asian="9pt" style:font-size-complex="8pt"/>
    </style:style>
    <style:style style:name="T6" style:family="text">
      <style:text-properties fo:font-size="8pt" style:font-size-asian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0b013d" style:font-size-asian="8pt" style:font-size-complex="8pt"/>
    </style:style>
    <style:style style:name="T9" style:family="text">
      <style:text-properties officeooo:rsid="000b013d"/>
    </style:style>
    <style:style style:name="T10" style:family="text">
      <style:text-properties officeooo:rsid="0001dfbf"/>
    </style:style>
    <style:style style:name="T11" style:family="text">
      <style:text-properties officeooo:rsid="0004b2ff"/>
    </style:style>
    <style:style style:name="T12" style:family="text">
      <style:text-properties officeooo:rsid="0005b093"/>
    </style:style>
    <style:style style:name="T13" style:family="text">
      <style:text-properties officeooo:rsid="000c5295"/>
    </style:style>
    <style:style style:name="T14" style:family="text">
      <style:text-properties officeooo:rsid="000df6e2"/>
    </style:style>
    <style:style style:name="T15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6" style:family="text">
      <style:text-properties officeooo:rsid="00143b7e"/>
    </style:style>
    <style:style style:name="T17" style:family="text">
      <style:text-properties officeooo:rsid="0018b7b9"/>
    </style:style>
    <style:style style:name="T18" style:family="text">
      <style:text-properties officeooo:rsid="001aa7d1"/>
    </style:style>
    <style:style style:name="T19" style:family="text">
      <style:text-properties officeooo:rsid="001d11eb"/>
    </style:style>
    <style:style style:name="T20" style:family="text">
      <style:text-properties officeooo:rsid="001f2848"/>
    </style:style>
    <style:style style:name="T21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7091184" text:id="ct57091184">
          <text:insertion>
            <office:change-info>
              <dc:creator>Stuart Baker</dc:creator>
              <dc:date>2015-02-07T01:18:00</dc:date>
            </office:change-info>
          </text:insertion>
        </text:changed-region>
        <text:changed-region xml:id="ct58239408" text:id="ct58239408">
          <text:deletion>
            <office:change-info>
              <dc:creator>Stuart Baker</dc:creator>
              <dc:date>2015-02-07T01:18:00</dc:date>
            </office:change-info>
            <text:p text:style-name="Standard">-CAN</text:p>
          </text:deletion>
        </text:changed-region>
        <text:changed-region xml:id="ct31973856" text:id="ct31973856">
          <text:insertion>
            <office:change-info>
              <dc:creator>Stuart Baker</dc:creator>
              <dc:date>2015-02-07T01:18:00</dc:date>
            </office:change-info>
          </text:insertion>
        </text:changed-region>
        <text:changed-region xml:id="ct57224224" text:id="ct57224224">
          <text:deletion>
            <office:change-info>
              <dc:creator>Stuart Baker</dc:creator>
              <dc:date>2015-02-07T01:18:00</dc:date>
            </office:change-info>
            <text:p text:style-name="Standard"><text:span text:style-name="T1"><text:s/>… Specification, which specifies …</text:span></text:p>
          </text:deletion>
        </text:changed-region>
        <text:changed-region xml:id="ct50380992" text:id="ct50380992">
          <text:insertion>
            <office:change-info>
              <dc:creator>Stuart Baker</dc:creator>
              <dc:date>2015-02-07T01:18:00</dc:date>
            </office:change-info>
          </text:insertion>
        </text:changed-region>
        <text:changed-region xml:id="ct57157792" text:id="ct57157792">
          <text:deletion>
            <office:change-info>
              <dc:creator>Stuart Baker</dc:creator>
              <dc:date>2015-02-07T01:18:00</dc:date>
            </office:change-info>
            <text:p text:style-name="Standard"/>
            <text:p text:style-name="Standard">For more information on format and presentation, see: </text:p>
          </text:deletion>
        </text:changed-region>
        <text:changed-region xml:id="ct25824032" text:id="ct25824032">
          <text:insertion>
            <office:change-info>
              <dc:creator>Stuart Baker</dc:creator>
              <dc:date>2015-02-06T23:35:00</dc:date>
            </office:change-info>
          </text:insertion>
        </text:changed-region>
        <text:changed-region xml:id="ct24835472" text:id="ct24835472">
          <text:deletion>
            <office:change-info>
              <dc:creator>Stuart Baker</dc:creator>
              <dc:date>2015-02-06T23:53:00</dc:date>
            </office:change-info>
            <text:p text:style-name="P1">OpenLCB Common Information Technical Note</text:p>
          </text:deletion>
        </text:changed-region>
        <text:changed-region xml:id="ct27766384" text:id="ct27766384">
          <text:insertion>
            <office:change-info>
              <dc:creator>Stuart Baker</dc:creator>
              <dc:date>2015-02-06T23:53:00</dc:date>
            </office:change-info>
          </text:insertion>
        </text:changed-region>
        <text:changed-region xml:id="ct51025536" text:id="ct51025536">
          <text:insertion>
            <office:change-info>
              <dc:creator>Stuart Baker</dc:creator>
              <dc:date>2015-02-06T23:54:00</dc:date>
            </office:change-info>
          </text:insertion>
        </text:changed-region>
        <text:changed-region xml:id="ct45827776" text:id="ct45827776">
          <text:insertion>
            <office:change-info>
              <dc:creator>Stuart Baker</dc:creator>
              <dc:date>2015-02-06T23:56:00</dc:date>
            </office:change-info>
          </text:insertion>
        </text:changed-region>
        <text:changed-region xml:id="ct56674512" text:id="ct56674512">
          <text:insertion>
            <office:change-info>
              <dc:creator>Stuart Baker</dc:creator>
              <dc:date>2015-02-06T23:57:00</dc:date>
            </office:change-info>
          </text:insertion>
        </text:changed-region>
        <text:changed-region xml:id="ct39618816" text:id="ct39618816">
          <text:insertion>
            <office:change-info>
              <dc:creator>Stuart Baker</dc:creator>
              <dc:date>2015-02-06T23:58:00</dc:date>
            </office:change-info>
          </text:insertion>
        </text:changed-region>
        <text:changed-region xml:id="ct52438288" text:id="ct52438288">
          <text:deletion>
            <office:change-info>
              <dc:creator>Stuart Baker</dc:creator>
              <dc:date>2015-02-06T23:55:00</dc:date>
            </office:change-info>
            <text:p text:style-name="Standard"><text:s/>(node ID) </text:p>
          </text:deletion>
        </text:changed-region>
        <text:changed-region xml:id="ct52227424" text:id="ct52227424">
          <text:insertion>
            <office:change-info>
              <dc:creator>Stuart Baker</dc:creator>
              <dc:date>2015-02-06T23:55:00</dc:date>
            </office:change-info>
          </text:insertion>
        </text:changed-region>
        <text:changed-region xml:id="ct33212096" text:id="ct33212096">
          <text:deletion>
            <office:change-info>
              <dc:creator>Stuart Baker</dc:creator>
              <dc:date>2015-02-06T23:55:00</dc:date>
            </office:change-info>
            <text:p text:style-name="Standard"><text:s/></text:p>
          </text:deletion>
        </text:changed-region>
        <text:changed-region xml:id="ct52262912" text:id="ct52262912">
          <text:insertion>
            <office:change-info>
              <dc:creator>Stuart Baker</dc:creator>
              <dc:date>2015-02-06T23:55:00</dc:date>
            </office:change-info>
          </text:insertion>
        </text:changed-region>
        <text:changed-region xml:id="ct50491088" text:id="ct50491088">
          <text:insertion>
            <office:change-info>
              <dc:creator>Stuart Baker</dc:creator>
              <dc:date>2015-02-06T23:56:00</dc:date>
            </office:change-info>
          </text:insertion>
        </text:changed-region>
        <text:changed-region xml:id="ct31294496" text:id="ct31294496">
          <text:insertion>
            <office:change-info>
              <dc:creator>Stuart Baker</dc:creator>
              <dc:date>2015-02-06T23:58:00</dc:date>
            </office:change-info>
          </text:insertion>
        </text:changed-region>
        <text:changed-region xml:id="ct56736144" text:id="ct56736144">
          <text:insertion>
            <office:change-info>
              <dc:creator>Stuart Baker</dc:creator>
              <dc:date>2015-02-06T23:59:00</dc:date>
            </office:change-info>
          </text:insertion>
        </text:changed-region>
        <text:changed-region xml:id="ct51191088" text:id="ct51191088">
          <text:deletion>
            <office:change-info>
              <dc:creator>Stuart Baker</dc:creator>
              <dc:date>2015-02-07</dc:date>
            </office:change-info>
            <text:p text:style-name="Standard"/>
            <text:p text:style-name="Standard">OpenLCB event IDs shall include one or more 1 bits.</text:p>
          </text:deletion>
        </text:changed-region>
        <text:changed-region xml:id="ct24888704" text:id="ct24888704">
          <text:insertion>
            <office:change-info>
              <dc:creator>Stuart Baker</dc:creator>
              <dc:date>2015-02-06T21:30:00</dc:date>
            </office:change-info>
          </text:insertion>
        </text:changed-region>
        <text:changed-region xml:id="ct25871440" text:id="ct25871440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871632" text:id="ct25871632">
          <text:deletion>
            <office:change-info>
              <dc:creator>Stuart Baker</dc:creator>
              <dc:date>2015-02-06T21:46:00</dc:date>
            </office:change-info>
            <text:h text:style-name="Heading_20_2" text:outline-level="2"/>
            <text:p text:style-name="Standard"/>
            <text:h text:style-name="Heading_20_2" text:outline-level="2"/>
          </text:deletion>
        </text:changed-region>
        <text:changed-region xml:id="ct25376704" text:id="ct2537670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851504" text:id="ct2585150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4322720" text:id="ct24322720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853728" text:id="ct25853728">
          <text:insertion>
            <office:change-info>
              <dc:creator>Stuart Baker</dc:creator>
              <dc:date>2015-02-06T23:22:00</dc:date>
            </office:change-info>
          </text:insertion>
        </text:changed-region>
        <text:changed-region xml:id="ct24324528" text:id="ct24324528">
          <text:insertion>
            <office:change-info>
              <dc:creator>Stuart Baker</dc:creator>
              <dc:date>2015-02-06T23:23:00</dc:date>
            </office:change-info>
          </text:insertion>
        </text:changed-region>
        <text:changed-region xml:id="ct25375488" text:id="ct2537548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4323056" text:id="ct24323056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4324048" text:id="ct2432404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853312" text:id="ct25853312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4323584" text:id="ct2432358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4325488" text:id="ct2432548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851920" text:id="ct25851920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6188064" text:id="ct26188064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852848" text:id="ct2585284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6187648" text:id="ct26187648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4327952" text:id="ct24327952">
          <text:insertion>
            <office:change-info>
              <dc:creator>Stuart Baker</dc:creator>
              <dc:date>2015-02-06T22:33:00</dc:date>
            </office:change-info>
          </text:insertion>
        </text:changed-region>
        <text:changed-region xml:id="ct25355728" text:id="ct25355728">
          <text:insertion>
            <office:change-info>
              <dc:creator>Stuart Baker</dc:creator>
              <dc:date>2015-02-06T23:15:00</dc:date>
            </office:change-info>
          </text:insertion>
        </text:changed-region>
        <text:changed-region xml:id="ct24329424" text:id="ct24329424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25356080" text:id="ct25356080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24329840" text:id="ct24329840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56840864" text:id="ct56840864">
          <text:insertion>
            <office:change-info>
              <dc:creator>Stuart Baker</dc:creator>
              <dc:date>2015-02-07T01:36:00</dc:date>
            </office:change-info>
          </text:insertion>
        </text:changed-region>
        <text:changed-region xml:id="ct24324720" text:id="ct24324720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24328368" text:id="ct24328368">
          <text:insertion>
            <office:change-info>
              <dc:creator>Stuart Baker</dc:creator>
              <dc:date>2015-02-06T23:17:00</dc:date>
            </office:change-info>
          </text:insertion>
        </text:changed-region>
        <text:changed-region xml:id="ct24326448" text:id="ct24326448">
          <text:insertion>
            <office:change-info>
              <dc:creator>Stuart Baker</dc:creator>
              <dc:date>2015-02-06T23:18:00</dc:date>
            </office:change-info>
          </text:insertion>
        </text:changed-region>
        <text:changed-region xml:id="ct58089728" text:id="ct58089728">
          <text:insertion>
            <office:change-info>
              <dc:creator>Stuart Baker</dc:creator>
              <dc:date>2015-02-07T01:27:00</dc:date>
            </office:change-info>
          </text:insertion>
        </text:changed-region>
        <text:changed-region xml:id="ct50296976" text:id="ct50296976">
          <text:insertion>
            <office:change-info>
              <dc:creator>Stuart Baker</dc:creator>
              <dc:date>2015-02-07T01:28:00</dc:date>
            </office:change-info>
          </text:insertion>
        </text:changed-region>
        <text:changed-region xml:id="ct99675296" text:id="ct99675296">
          <text:insertion>
            <office:change-info>
              <dc:creator>Stuart Baker</dc:creator>
              <dc:date>2015-02-07T03:04:00</dc:date>
            </office:change-info>
          </text:insertion>
        </text:changed-region>
        <text:changed-region xml:id="ct69921984" text:id="ct69921984">
          <text:insertion>
            <office:change-info>
              <dc:creator>Stuart Baker</dc:creator>
              <dc:date>2015-02-07T03:01:00</dc:date>
            </office:change-info>
          </text:insertion>
        </text:changed-region>
        <text:changed-region xml:id="ct99539888" text:id="ct99539888">
          <text:insertion>
            <office:change-info>
              <dc:creator>Stuart Baker</dc:creator>
              <dc:date>2015-02-07T03:01:00</dc:date>
            </office:change-info>
          </text:insertion>
        </text:changed-region>
        <text:changed-region xml:id="ct56498080" text:id="ct56498080">
          <text:insertion>
            <office:change-info>
              <dc:creator>Stuart Baker</dc:creator>
              <dc:date>2015-02-07T03:01:00</dc:date>
            </office:change-info>
          </text:insertion>
        </text:changed-region>
        <text:changed-region xml:id="ct76726112" text:id="ct76726112">
          <text:insertion>
            <office:change-info>
              <dc:creator>Stuart Baker</dc:creator>
              <dc:date>2015-02-07T03:01:00</dc:date>
            </office:change-info>
          </text:insertion>
        </text:changed-region>
        <text:changed-region xml:id="ct93046288" text:id="ct93046288">
          <text:insertion>
            <office:change-info>
              <dc:creator>Stuart Baker</dc:creator>
              <dc:date>2015-02-07T03:02:00</dc:date>
            </office:change-info>
          </text:insertion>
        </text:changed-region>
        <text:changed-region xml:id="ct71532256" text:id="ct71532256">
          <text:insertion>
            <office:change-info>
              <dc:creator>Stuart Baker</dc:creator>
              <dc:date>2015-02-07T03:02:00</dc:date>
            </office:change-info>
          </text:insertion>
        </text:changed-region>
        <text:changed-region xml:id="ct61402608" text:id="ct61402608">
          <text:insertion>
            <office:change-info>
              <dc:creator>Stuart Baker</dc:creator>
              <dc:date>2015-02-07T03:02:00</dc:date>
            </office:change-info>
          </text:insertion>
        </text:changed-region>
        <text:changed-region xml:id="ct58009888" text:id="ct58009888">
          <text:insertion>
            <office:change-info>
              <dc:creator>Stuart Baker</dc:creator>
              <dc:date>2015-02-07T03:02:00</dc:date>
            </office:change-info>
          </text:insertion>
        </text:changed-region>
        <text:changed-region xml:id="ct93102224" text:id="ct93102224">
          <text:insertion>
            <office:change-info>
              <dc:creator>Stuart Baker</dc:creator>
              <dc:date>2015-02-07T03:04:00</dc:date>
            </office:change-info>
          </text:insertion>
        </text:changed-region>
        <text:changed-region xml:id="ct25479584" text:id="ct25479584">
          <text:insertion>
            <office:change-info>
              <dc:creator>Stuart Baker</dc:creator>
              <dc:date>2015-02-06T23:19:00</dc:date>
            </office:change-info>
          </text:insertion>
        </text:changed-region>
        <text:changed-region xml:id="ct24326784" text:id="ct24326784">
          <text:deletion>
            <office:change-info>
              <dc:creator>Stuart Baker</dc:creator>
              <dc:date>2015-02-06T22:51:00</dc:date>
            </office:change-info>
            <text:h text:style-name="P2" text:outline-level="2">The </text:h>
          </text:deletion>
        </text:changed-region>
        <text:changed-region xml:id="ct25853088" text:id="ct25853088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24323344" text:id="ct24323344">
          <text:insertion>
            <office:change-info>
              <dc:creator>Stuart Baker</dc:creator>
              <dc:date>2015-02-06T22:10:00</dc:date>
            </office:change-info>
          </text:insertion>
        </text:changed-region>
        <text:changed-region xml:id="ct25374976" text:id="ct25374976">
          <text:deletion>
            <office:change-info>
              <dc:creator>Stuart Baker</dc:creator>
              <dc:date>2015-02-06T22:51:00</dc:date>
            </office:change-info>
            <text:h text:style-name="P2" text:outline-level="2"><text:span text:style-name="T2">a</text:span></text:h>
          </text:deletion>
        </text:changed-region>
        <text:changed-region xml:id="ct25859840" text:id="ct25859840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25375952" text:id="ct25375952">
          <text:deletion>
            <office:change-info>
              <dc:creator>Stuart Baker</dc:creator>
              <dc:date>2015-02-06T22:51:00</dc:date>
            </office:change-info>
            <text:h text:style-name="P2" text:outline-level="2">r</text:h>
          </text:deletion>
        </text:changed-region>
        <text:changed-region xml:id="ct25860704" text:id="ct25860704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25861120" text:id="ct25861120">
          <text:deletion>
            <office:change-info>
              <dc:creator>Stuart Baker</dc:creator>
              <dc:date>2015-02-06T22:09:00</dc:date>
            </office:change-info>
            <text:h text:style-name="P2" text:outline-level="2"><text:s/></text:h>
          </text:deletion>
        </text:changed-region>
        <text:changed-region xml:id="ct25860896" text:id="ct25860896">
          <text:deletion>
            <office:change-info>
              <dc:creator>Stuart Baker</dc:creator>
              <dc:date>2015-02-06T22:51:00</dc:date>
            </office:change-info>
            <text:h text:style-name="P2" text:outline-level="2"><text:s/>range</text:h>
          </text:deletion>
        </text:changed-region>
        <text:changed-region xml:id="ct25862496" text:id="ct25862496">
          <text:insertion>
            <office:change-info>
              <dc:creator>Stuart Baker</dc:creator>
              <dc:date>2015-02-06T21:47:00</dc:date>
            </office:change-info>
          </text:insertion>
        </text:changed-region>
        <text:changed-region xml:id="ct25481056" text:id="ct25481056">
          <text:insertion>
            <office:change-info>
              <dc:creator>Stuart Baker</dc:creator>
              <dc:date>2015-02-06T21:47:00</dc:date>
            </office:change-info>
          </text:insertion>
        </text:changed-region>
        <text:changed-region xml:id="ct25861776" text:id="ct25861776">
          <text:deletion>
            <office:change-info>
              <dc:creator>Stuart Baker</dc:creator>
              <dc:date>2015-02-06T23:23:00</dc:date>
            </office:change-info>
            <text:p text:style-name="P3"/>
            <text:p text:style-name="P3"/>
          </text:deletion>
        </text:changed-region>
        <text:changed-region xml:id="ct25861968" text:id="ct25861968">
          <text:insertion>
            <office:change-info>
              <dc:creator>Stuart Baker</dc:creator>
              <dc:date>2015-02-06T23:23:00</dc:date>
            </office:change-info>
          </text:insertion>
        </text:changed-region>
        <text:changed-region xml:id="ct25481408" text:id="ct2548140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238944" text:id="ct2523894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019984" text:id="ct2501998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62688" text:id="ct2586268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62880" text:id="ct2586288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63152" text:id="ct2586315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021040" text:id="ct2502104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63344" text:id="ct2586334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39392" text:id="ct2583939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39808" text:id="ct2583980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40000" text:id="ct2584000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38512" text:id="ct2583851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38704" text:id="ct2583870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39584" text:id="ct2583958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40464" text:id="ct2584046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925056" text:id="ct2592505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42496" text:id="ct25842496">
          <text:insertion>
            <office:change-info>
              <dc:creator>Stuart Baker</dc:creator>
              <dc:date>2015-02-06T22:45:00</dc:date>
            </office:change-info>
          </text:insertion>
        </text:changed-region>
        <text:changed-region xml:id="ct71624272" text:id="ct71624272">
          <text:insertion>
            <office:change-info>
              <dc:creator>Stuart Baker</dc:creator>
              <dc:date>2015-02-07T03:31:00</dc:date>
            </office:change-info>
          </text:insertion>
        </text:changed-region>
        <text:changed-region xml:id="ct86794992" text:id="ct86794992">
          <text:insertion>
            <office:change-info>
              <dc:creator>Stuart Baker</dc:creator>
              <dc:date>2015-02-07T03:31:00</dc:date>
            </office:change-info>
          </text:insertion>
        </text:changed-region>
        <text:changed-region xml:id="ct93109680" text:id="ct93109680">
          <text:insertion>
            <office:change-info>
              <dc:creator>Stuart Baker</dc:creator>
              <dc:date>2015-02-07T03:31:00</dc:date>
            </office:change-info>
          </text:insertion>
        </text:changed-region>
        <text:changed-region xml:id="ct25863536" text:id="ct2586353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927168" text:id="ct25927168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30552944" text:id="ct30552944">
          <text:insertion>
            <office:change-info>
              <dc:creator>Stuart Baker</dc:creator>
              <dc:date>2015-02-07T03:32:00</dc:date>
            </office:change-info>
          </text:insertion>
        </text:changed-region>
        <text:changed-region xml:id="ct25928224" text:id="ct25928224">
          <text:insertion>
            <office:change-info>
              <dc:creator>Stuart Baker</dc:creator>
              <dc:date>2015-02-06T22:45:00</dc:date>
            </office:change-info>
          </text:insertion>
        </text:changed-region>
        <text:changed-region xml:id="ct66495712" text:id="ct66495712">
          <text:insertion>
            <office:change-info>
              <dc:creator>Stuart Baker</dc:creator>
              <dc:date>2015-02-07T03:32:00</dc:date>
            </office:change-info>
          </text:insertion>
        </text:changed-region>
        <text:changed-region xml:id="ct71697344" text:id="ct71697344">
          <text:insertion>
            <office:change-info>
              <dc:creator>Stuart Baker</dc:creator>
              <dc:date>2015-02-07T03:32:00</dc:date>
            </office:change-info>
          </text:insertion>
        </text:changed-region>
        <text:changed-region xml:id="ct61423904" text:id="ct61423904">
          <text:insertion>
            <office:change-info>
              <dc:creator>Stuart Baker</dc:creator>
              <dc:date>2015-02-07T03:31:00</dc:date>
            </office:change-info>
          </text:insertion>
        </text:changed-region>
        <text:changed-region xml:id="ct51345952" text:id="ct51345952">
          <text:insertion>
            <office:change-info>
              <dc:creator>Stuart Baker</dc:creator>
              <dc:date>2015-02-07T03:32:00</dc:date>
            </office:change-info>
          </text:insertion>
        </text:changed-region>
        <text:changed-region xml:id="ct99732560" text:id="ct99732560">
          <text:insertion>
            <office:change-info>
              <dc:creator>Stuart Baker</dc:creator>
              <dc:date>2015-02-07T04:08:00</dc:date>
            </office:change-info>
          </text:insertion>
        </text:changed-region>
        <text:changed-region xml:id="ct44299984" text:id="ct44299984">
          <text:insertion>
            <office:change-info>
              <dc:creator>Stuart Baker</dc:creator>
              <dc:date>2015-02-07T04:08:00</dc:date>
            </office:change-info>
          </text:insertion>
        </text:changed-region>
        <text:changed-region xml:id="ct100214224" text:id="ct100214224">
          <text:insertion>
            <office:change-info>
              <dc:creator>Stuart Baker</dc:creator>
              <dc:date>2015-02-07T04:08:00</dc:date>
            </office:change-info>
          </text:insertion>
        </text:changed-region>
        <text:changed-region xml:id="ct47712800" text:id="ct47712800">
          <text:insertion>
            <office:change-info>
              <dc:creator>Stuart Baker</dc:creator>
              <dc:date>2015-02-07T04:09:00</dc:date>
            </office:change-info>
          </text:insertion>
        </text:changed-region>
        <text:changed-region xml:id="ct25840192" text:id="ct25840192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925760" text:id="ct25925760">
          <text:insertion>
            <office:change-info>
              <dc:creator>Stuart Baker</dc:creator>
              <dc:date>2015-02-06T21:50:00</dc:date>
            </office:change-info>
          </text:insertion>
        </text:changed-region>
        <text:changed-region xml:id="ct25022432" text:id="ct25022432">
          <text:insertion>
            <office:change-info>
              <dc:creator>Stuart Baker</dc:creator>
              <dc:date>2015-02-06T21:50:00</dc:date>
            </office:change-info>
          </text:insertion>
        </text:changed-region>
        <text:changed-region xml:id="ct25927584" text:id="ct25927584">
          <text:insertion>
            <office:change-info>
              <dc:creator>Stuart Baker</dc:creator>
              <dc:date>2015-02-06T21:50:00</dc:date>
            </office:change-info>
          </text:insertion>
        </text:changed-region>
        <text:changed-region xml:id="ct25926464" text:id="ct25926464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42688" text:id="ct25842688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925408" text:id="ct25925408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580080" text:id="ct25580080">
          <text:insertion>
            <office:change-info>
              <dc:creator>Stuart Baker</dc:creator>
              <dc:date>2015-02-06T21:51:00</dc:date>
            </office:change-info>
          </text:insertion>
        </text:changed-region>
        <text:changed-region xml:id="ct25578960" text:id="ct2557896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42880" text:id="ct25842880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843072" text:id="ct25843072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580368" text:id="ct25580368">
          <text:insertion>
            <office:change-info>
              <dc:creator>Stuart Baker</dc:creator>
              <dc:date>2015-02-06T21:51:00</dc:date>
            </office:change-info>
          </text:insertion>
        </text:changed-region>
        <text:changed-region xml:id="ct25928576" text:id="ct25928576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581776" text:id="ct25581776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843504" text:id="ct25843504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843312" text:id="ct25843312">
          <text:insertion>
            <office:change-info>
              <dc:creator>Stuart Baker</dc:creator>
              <dc:date>2015-02-06T21:51:00</dc:date>
            </office:change-info>
          </text:insertion>
        </text:changed-region>
        <text:changed-region xml:id="ct25581136" text:id="ct25581136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452480" text:id="ct25452480">
          <text:insertion>
            <office:change-info>
              <dc:creator>Stuart Baker</dc:creator>
              <dc:date>2015-02-06T21:24:00</dc:date>
            </office:change-info>
          </text:insertion>
        </text:changed-region>
        <text:changed-region xml:id="ct25843824" text:id="ct25843824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578608" text:id="ct25578608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25844080" text:id="ct25844080">
          <text:insertion>
            <office:change-info>
              <dc:creator>Stuart Baker</dc:creator>
              <dc:date>2015-02-06T21:52:00</dc:date>
            </office:change-info>
          </text:insertion>
        </text:changed-region>
        <text:changed-region xml:id="ct31997536" text:id="ct31997536">
          <text:insertion>
            <office:change-info>
              <dc:creator>Stuart Baker</dc:creator>
              <dc:date>2015-02-07T00:43:00</dc:date>
            </office:change-info>
          </text:insertion>
        </text:changed-region>
        <text:changed-region xml:id="ct25844272" text:id="ct25844272">
          <text:deletion>
            <office:change-info>
              <dc:creator>Stuart Baker</dc:creator>
              <dc:date>2015-02-06T22:51:00</dc:date>
            </office:change-info>
            <text:h text:style-name="P2" text:outline-level="2">The w</text:h>
          </text:deletion>
        </text:changed-region>
        <text:changed-region xml:id="ct25863728" text:id="ct25863728">
          <text:deletion>
            <office:change-info>
              <dc:creator>Stuart Baker</dc:creator>
              <dc:date>2015-02-06T22:47:00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25023472" text:id="ct25023472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25860368" text:id="ct25860368">
          <text:deletion>
            <office:change-info>
              <dc:creator>Stuart Baker</dc:creator>
              <dc:date>2015-02-06T22:51:00</dc:date>
            </office:change-info>
            <text:h text:style-name="Heading_20_2" text:outline-level="2">k</text:h>
          </text:deletion>
        </text:changed-region>
        <text:changed-region xml:id="ct25809120" text:id="ct25809120">
          <text:insertion>
            <office:change-info>
              <dc:creator>Stuart Baker</dc:creator>
              <dc:date>2015-02-06T22:51:00</dc:date>
            </office:change-info>
          </text:insertion>
        </text:changed-region>
        <text:changed-region xml:id="ct25861312" text:id="ct25861312">
          <text:deletion>
            <office:change-info>
              <dc:creator>Stuart Baker</dc:creator>
              <dc:date>2015-02-06T22:10:00</dc:date>
            </office:change-info>
            <text:h text:style-name="Heading_20_2" text:outline-level="2">, which includes the automatically-routed range as a subset</text:h>
          </text:deletion>
        </text:changed-region>
        <text:changed-region xml:id="ct25809312" text:id="ct25809312">
          <text:deletion>
            <office:change-info>
              <dc:creator>Stuart Baker</dc:creator>
              <dc:date>2015-02-06T22:21:00</dc:date>
            </office:change-info>
            <text:h text:style-name="Heading_20_2" text:outline-level="2"><text:s/>range</text:h>
          </text:deletion>
        </text:changed-region>
        <text:changed-region xml:id="ct25838096" text:id="ct25838096">
          <text:deletion>
            <office:change-info>
              <dc:creator>Stuart Baker</dc:creator>
              <dc:date>2015-02-06T22:10:00</dc:date>
            </office:change-info>
            <text:h text:style-name="Heading_20_2" text:outline-level="2"><text:span text:style-name="T2">.</text:span></text:h>
          </text:deletion>
        </text:changed-region>
        <text:changed-region xml:id="ct60576016" text:id="ct60576016">
          <text:insertion>
            <office:change-info>
              <dc:creator>Stuart Baker</dc:creator>
              <dc:date>2015-02-07T02:27:00</dc:date>
            </office:change-info>
          </text:insertion>
        </text:changed-region>
        <text:changed-region xml:id="ct27182224" text:id="ct27182224">
          <text:insertion>
            <office:change-info>
              <dc:creator>Stuart Baker</dc:creator>
              <dc:date>2015-02-06T22:17:00</dc:date>
            </office:change-info>
          </text:insertion>
        </text:changed-region>
        <text:changed-region xml:id="ct27181792" text:id="ct27181792">
          <text:deletion>
            <office:change-info>
              <dc:creator>Stuart Baker</dc:creator>
              <dc:date>2015-02-06T23:19:00</dc:date>
            </office:change-info>
            <text:p text:style-name="P4"/>
            <text:p text:style-name="P5"/>
          </text:deletion>
        </text:changed-region>
        <text:changed-region xml:id="ct32054656" text:id="ct32054656">
          <text:deletion>
            <office:change-info>
              <dc:creator>Stuart Baker</dc:creator>
              <dc:date>2015-02-07T04:12:00</dc:date>
            </office:change-info>
            <text:p text:style-name="P4"/>
            <text:p text:style-name="P4"/>
          </text:deletion>
        </text:changed-region>
        <text:changed-region xml:id="ct54415616" text:id="ct54415616">
          <text:deletion>
            <office:change-info>
              <dc:creator>Stuart Baker</dc:creator>
              <dc:date>2015-02-07T04:09:00</dc:date>
            </office:change-info>
            <text:p text:style-name="P4">Below this is just a collection of pieces from other docs right now.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Introduction (Informative)</text:h>
      <text:p text:style-name="Standard">This specification describes the format and allocation of OpenLCB event identifiers (event IDs). It is not specific to any wire protocol.</text:p>
      <text:h text:style-name="Heading_20_1" text:outline-level="1">References and Context (Informative)</text:h>
      <text:p text:style-name="Standard">This specification is in the context of the <text:change-start text:change-id="ct57091184"/><text:span text:style-name="T1">following </text:span><text:change-end text:change-id="ct57091184"/>OpenLCB<text:change text:change-id="ct58239408"/><text:change-start text:change-id="ct31973856"/> <text:span text:style-name="T1">Standards</text:span><text:change-end text:change-id="ct31973856"/><text:change text:change-id="ct57224224"/><text:change-start text:change-id="ct50380992"/><text:span text:style-name="T1">:</text:span><text:change-end text:change-id="ct50380992"/><text:change text:change-id="ct57157792"/></text:p>
      <text:list xml:id="list394075426479571828" text:style-name="L3">
        <text:list-item>
          <text:p text:style-name="P35"><text:change-start text:change-id="ct25824032"/>The Message Network Standard, which <text:span text:style-name="T15">defines the basic messages and how they interact. Higher-level protocols are based on this message network, but are defined elsewhere.</text:span></text:p>
        </text:list-item>
        <text:list-item>
          <text:p text:style-name="P37"><text:change-end text:change-id="ct25824032"/><text:change text:change-id="ct24835472"/><text:change-start text:change-id="ct27766384"/>The Event Transport Standard, which defines t<text:change-end text:change-id="ct27766384"/><text:change-start text:change-id="ct51025536"/>he protocol for transporting events.<text:change-end text:change-id="ct51025536"/><text:change-start text:change-id="ct45827776"/></text:p>
        </text:list-item>
        <text:list-item>
          <text:p text:style-name="P39">The Unique Identifier<text:change-end text:change-id="ct45827776"/><text:change-start text:change-id="ct56674512"/>s Standard witch defines the <text:change-end text:change-id="ct56674512"/><text:change-start text:change-id="ct39618816"/>format and allocation of unique 48-bit identifiers.<text:change-end text:change-id="ct39618816"/></text:p>
        </text:list-item>
      </text:list>
      <text:h text:style-name="Heading_20_1" text:outline-level="1">Format</text:h>
      <text:p text:style-name="Standard">An OpenLCB event identifier<text:change text:change-id="ct52438288"/><text:change-start text:change-id="ct52227424"/> <text:change-end text:change-id="ct52227424"/>shall be eight bytes of eight bits each.<text:change text:change-id="ct33212096"/><text:change-start text:change-id="ct52262912"/> <text:s/><text:span text:style-name="T16">Except as specifically noted within this document, the upper </text:span><text:change-end text:change-id="ct52262912"/><text:change-start text:change-id="ct50491088"/><text:span text:style-name="T16">6-bytes are represented by </text:span><text:change-end text:change-id="ct50491088"/><text:change-start text:change-id="ct31294496"/><text:span text:style-name="T16">a </text:span><text:change-end text:change-id="ct31294496"/><text:change-start text:change-id="ct56736144"/><text:span text:style-name="T16">uniquely assigned Node ID.</text:span><text:change-end text:change-id="ct56736144"/></text:p>
      <text:p text:style-name="Standard">The order of bytes in an OpenLCB event ID shall be considered significant. The most-significant byte shall be transmitted first during communication operations. The most-significant byte shall be written first (left-most in Western format) in any human-readable representation.<text:change text:change-id="ct51191088"/> </text:p>
      <text:h text:style-name="P42" text:outline-level="1"><text:change-start text:change-id="ct24888704"/></text:h>
      <text:h text:style-name="P44" text:outline-level="1"><text:change-end text:change-id="ct24888704"/>Allocation<text:change-start text:change-id="ct25871440"/></text:h>
      <text:h text:style-name="Heading_20_2" text:outline-level="2"><text:bookmark-start text:name="__RefHeading__4550_137083667"/><text:change-end text:change-id="ct25871440"/><text:change text:change-id="ct25871632"/><text:change-start text:change-id="ct25376704"/>Node ID <text:span text:style-name="T2">B</text:span>ased<text:bookmark-end text:name="__RefHeading__4550_137083667"/><text:change-end text:change-id="ct25376704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9"><text:change-start text:change-id="ct25851504"/>Value<text:change-end text:change-id="ct25851504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9"><text:change-start text:change-id="ct24322720"/>Suffix<text:change-end text:change-id="ct24322720"/></text:p>
          </table:table-cell>
          <table:covered-table-cell/>
          <table:table-cell table:style-name="Table5.I1" table:number-rows-spanned="2" office:value-type="string">
            <text:p text:style-name="P16"><text:change-start text:change-id="ct25853728"/><text:span text:style-name="T13">Desc</text:span><text:change-end text:change-id="ct25853728"/><text:change-start text:change-id="ct24324528"/><text:span text:style-name="T13">ription</text:span><text:change-end text:change-id="ct24324528"/></text:p>
          </table:table-cell>
        </table:table-row>
        <table:table-row table:style-name="Table5.1">
          <table:table-cell table:style-name="Table5.A2" office:value-type="string">
            <text:p text:style-name="P15"><text:change-start text:change-id="ct25375488"/>Byte 1<text:change-end text:change-id="ct25375488"/></text:p>
          </table:table-cell>
          <table:table-cell table:style-name="Table5.A2" office:value-type="string">
            <text:p text:style-name="P15"><text:change-start text:change-id="ct24323056"/>Byte 2<text:change-end text:change-id="ct24323056"/></text:p>
          </table:table-cell>
          <table:table-cell table:style-name="Table5.A2" office:value-type="string">
            <text:p text:style-name="P15"><text:change-start text:change-id="ct24324048"/>Byte 3<text:change-end text:change-id="ct24324048"/></text:p>
          </table:table-cell>
          <table:table-cell table:style-name="Table5.A2" office:value-type="string">
            <text:p text:style-name="P15"><text:change-start text:change-id="ct25853312"/>Byte 4<text:change-end text:change-id="ct25853312"/></text:p>
          </table:table-cell>
          <table:table-cell table:style-name="Table5.A2" office:value-type="string">
            <text:p text:style-name="P15"><text:change-start text:change-id="ct24323584"/>Byte 5<text:change-end text:change-id="ct24323584"/></text:p>
          </table:table-cell>
          <table:table-cell table:style-name="Table5.A2" office:value-type="string">
            <text:p text:style-name="P15"><text:change-start text:change-id="ct24325488"/>Byte 6<text:change-end text:change-id="ct24325488"/></text:p>
          </table:table-cell>
          <table:table-cell table:style-name="Table5.A2" office:value-type="string">
            <text:p text:style-name="P15"><text:change-start text:change-id="ct25851920"/>Byte 7<text:change-end text:change-id="ct25851920"/></text:p>
          </table:table-cell>
          <table:table-cell table:style-name="Table5.A2" office:value-type="string">
            <text:p text:style-name="P15"><text:change-start text:change-id="ct26188064"/>Byte 8<text:change-end text:change-id="ct26188064"/>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29"><text:change-start text:change-id="ct25852848"/>6-byte Uniquely Assigned Node ID<text:change-end text:change-id="ct25852848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3" office:value-type="string">
            <text:p text:style-name="P28"><text:change-start text:change-id="ct26187648"/>**<text:change-end text:change-id="ct26187648"/></text:p>
          </table:table-cell>
          <table:table-cell table:style-name="Table5.H3" office:value-type="string">
            <text:p text:style-name="P28"><text:change-start text:change-id="ct24327952"/>**<text:change-end text:change-id="ct24327952"/></text:p>
          </table:table-cell>
          <table:table-cell table:style-name="Table5.I3" office:value-type="string">
            <text:p text:style-name="P30"><text:change-start text:change-id="ct25355728"/>Assigned Node ID event<text:change-end text:change-id="ct25355728"/></text:p>
          </table:table-cell>
        </table:table-row>
        <table:table-row>
          <table:table-cell table:style-name="Table5.A4" office:value-type="string">
            <text:p text:style-name="P31"><text:change-start text:change-id="ct24329424"/>01<text:change-end text:change-id="ct24329424"/></text:p>
          </table:table-cell>
          <table:table-cell table:style-name="Table5.B4" office:value-type="string">
            <text:p text:style-name="P31"><text:change-start text:change-id="ct25356080"/>01<text:change-end text:change-id="ct25356080"/></text:p>
          </table:table-cell>
          <table:table-cell table:style-name="Table5.D4" office:value-type="string">
            <text:p text:style-name="P31"><text:change-start text:change-id="ct24329840"/>01<text:change-end text:change-id="ct24329840"/></text:p>
          </table:table-cell>
          <table:table-cell table:style-name="Table5.D4" office:value-type="string">
            <text:p text:style-name="P55"><text:change-start text:change-id="ct56840864"/>00<text:change-end text:change-id="ct56840864"/></text:p>
          </table:table-cell>
          <table:table-cell table:style-name="Table5.E4" table:number-columns-spanned="2" office:value-type="string">
            <text:p text:style-name="P54"><text:change-start text:change-id="ct24324720"/>CBUS <text:s text:c="6"/>Node ID<text:change-end text:change-id="ct24324720"/></text:p>
          </table:table-cell>
          <table:covered-table-cell/>
          <table:table-cell table:style-name="Table5.G4" table:number-columns-spanned="2" office:value-type="string">
            <text:p text:style-name="P54"><text:change-start text:change-id="ct24328368"/>CBUS <text:s text:c="11"/>Event ID<text:change-end text:change-id="ct24328368"/></text:p>
          </table:table-cell>
          <table:covered-table-cell/>
          <table:table-cell table:style-name="Table5.I4" office:value-type="string">
            <text:p text:style-name="P32"><text:change-start text:change-id="ct24326448"/>Subset of the assigned Node ID space <text:span text:style-name="T14">for</text:span> CBUS mapped nodes<text:change-end text:change-id="ct24326448"/><text:change-start text:change-id="ct58089728"/>.<text:change-end text:change-id="ct58089728"/><text:change-start text:change-id="ct50296976"/> <text:s/><text:span text:style-name="T18">Node ID is 00.00 for node short events.</text:span><text:change-end text:change-id="ct50296976"/><text:change-start text:change-id="ct99675296"/><text:span text:style-name="T18"> <text:s/>This range is an ON request.</text:span><text:change-end text:change-id="ct99675296"/></text:p>
          </table:table-cell>
        </table:table-row>
        <table:table-row>
          <table:table-cell table:style-name="Table5.A5" office:value-type="string">
            <text:p text:style-name="P58"><text:change-start text:change-id="ct69921984"/>01<text:change-end text:change-id="ct69921984"/></text:p>
          </table:table-cell>
          <table:table-cell table:style-name="Table5.B5" office:value-type="string">
            <text:p text:style-name="P58"><text:change-start text:change-id="ct99539888"/>01<text:change-end text:change-id="ct99539888"/></text:p>
          </table:table-cell>
          <table:table-cell table:style-name="Table5.D5" office:value-type="string">
            <text:p text:style-name="P58"><text:change-start text:change-id="ct56498080"/>01<text:change-end text:change-id="ct56498080"/></text:p>
          </table:table-cell>
          <table:table-cell table:style-name="Table5.D5" office:value-type="string">
            <text:p text:style-name="P56"><text:change-start text:change-id="ct76726112"/>0<text:change-end text:change-id="ct76726112"/><text:change-start text:change-id="ct93046288"/>1<text:change-end text:change-id="ct93046288"/></text:p>
          </table:table-cell>
          <table:table-cell table:style-name="Table5.E5" table:number-columns-spanned="2" office:value-type="string">
            <text:p text:style-name="P56"><text:change-start text:change-id="ct71532256"/>CBUS <text:s text:c="7"/>Node ID<text:change-end text:change-id="ct71532256"/></text:p>
          </table:table-cell>
          <table:covered-table-cell/>
          <table:table-cell table:style-name="Table5.G5" table:number-columns-spanned="2" office:value-type="string">
            <text:p text:style-name="P56"><text:change-start text:change-id="ct61402608"/>CBUS <text:s text:c="8"/>Event ID<text:change-end text:change-id="ct61402608"/></text:p>
          </table:table-cell>
          <table:covered-table-cell/>
          <table:table-cell table:style-name="Table5.I5" office:value-type="string">
            <text:p text:style-name="P57"><text:change-start text:change-id="ct58009888"/>Subset of the assigned Node ID space <text:span text:style-name="T14">for</text:span> CBUS mapped nodes. <text:s/><text:span text:style-name="T18">Node ID is 00.00 for node short events.</text:span><text:change-end text:change-id="ct58009888"/><text:change-start text:change-id="ct93102224"/><text:span text:style-name="T18"> <text:s/>This range is an OFF request.</text:span><text:change-end text:change-id="ct93102224"/></text:p>
          </table:table-cell>
        </table:table-row>
      </table:table>
      <text:p text:style-name="P33"><text:change-start text:change-id="ct25479584"/></text:p>
      <text:h text:style-name="P2" text:outline-level="2"><text:change-end text:change-id="ct25479584"/><text:change text:change-id="ct24326784"/><text:change-start text:change-id="ct25853088"/><text:span text:style-name="T2">W</text:span><text:change-end text:change-id="ct25853088"/><text:change-start text:change-id="ct24323344"/><text:span text:style-name="T2">ell-Known </text:span><text:change-end text:change-id="ct24323344"/><text:change text:change-id="ct25374976"/><text:change-start text:change-id="ct25859840"/><text:span text:style-name="T2">A</text:span><text:change-end text:change-id="ct25859840"/>utomatically-<text:change text:change-id="ct25375952"/><text:change-start text:change-id="ct25860704"/><text:span text:style-name="T2">R</text:span><text:change-end text:change-id="ct25860704"/>outed<text:change text:change-id="ct25861120"/><text:change text:change-id="ct25860896"/></text:h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table:number-columns-spanned="6" office:value-type="string">
            <text:p text:style-name="P17"><text:change-start text:change-id="ct25862496"/>Value<text:change-end text:change-id="ct25862496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7"><text:change-start text:change-id="ct25481056"/>Suffix<text:change-end text:change-id="ct25481056"/></text:p>
          </table:table-cell>
          <table:covered-table-cell/>
          <table:table-cell table:style-name="Table2.I1" table:number-rows-spanned="2" office:value-type="string">
            <text:p text:style-name="P3"><text:change text:change-id="ct25861776"/><text:change-start text:change-id="ct25861968"/>Description<text:change-end text:change-id="ct25861968"/></text:p>
          </table:table-cell>
        </table:table-row>
        <table:table-row table:style-name="Table2.1">
          <table:table-cell table:style-name="Table2.A2" office:value-type="string">
            <text:p text:style-name="P13"><text:change-start text:change-id="ct25481408"/>Byte 1<text:change-end text:change-id="ct25481408"/></text:p>
          </table:table-cell>
          <table:table-cell table:style-name="Table2.A2" office:value-type="string">
            <text:p text:style-name="P13"><text:change-start text:change-id="ct25238944"/>Byte 2<text:change-end text:change-id="ct25238944"/></text:p>
          </table:table-cell>
          <table:table-cell table:style-name="Table2.A2" office:value-type="string">
            <text:p text:style-name="P13"><text:change-start text:change-id="ct25019984"/>Byte 3<text:change-end text:change-id="ct25019984"/></text:p>
          </table:table-cell>
          <table:table-cell table:style-name="Table2.A2" office:value-type="string">
            <text:p text:style-name="P13"><text:change-start text:change-id="ct25862688"/>Byte 4<text:change-end text:change-id="ct25862688"/></text:p>
          </table:table-cell>
          <table:table-cell table:style-name="Table2.A2" office:value-type="string">
            <text:p text:style-name="P13"><text:change-start text:change-id="ct25862880"/>Byte 5<text:change-end text:change-id="ct25862880"/></text:p>
          </table:table-cell>
          <table:table-cell table:style-name="Table2.A2" office:value-type="string">
            <text:p text:style-name="P13"><text:change-start text:change-id="ct25863152"/>Byte 6<text:change-end text:change-id="ct25863152"/></text:p>
          </table:table-cell>
          <table:table-cell table:style-name="Table2.A2" office:value-type="string">
            <text:p text:style-name="P13"><text:change-start text:change-id="ct25021040"/>Byte 7<text:change-end text:change-id="ct25021040"/></text:p>
          </table:table-cell>
          <table:table-cell table:style-name="Table2.A2" office:value-type="string">
            <text:p text:style-name="P13"><text:change-start text:change-id="ct25863344"/>Byte 8<text:change-end text:change-id="ct25863344"/></text:p>
          </table:table-cell>
          <table:covered-table-cell/>
        </table:table-row>
        <table:table-row>
          <table:table-cell table:style-name="Table2.A12" table:number-rows-spanned="10" office:value-type="string">
            <text:p text:style-name="P20"><text:change-start text:change-id="ct25839392"/>01<text:change-end text:change-id="ct25839392"/></text:p>
          </table:table-cell>
          <table:table-cell table:style-name="Table2.B12" table:number-rows-spanned="10" office:value-type="string">
            <text:p text:style-name="P20"><text:change-start text:change-id="ct25839808"/>00<text:change-end text:change-id="ct25839808"/></text:p>
          </table:table-cell>
          <table:table-cell table:style-name="Table2.C12" table:number-rows-spanned="10" office:value-type="string">
            <text:p text:style-name="P20"><text:change-start text:change-id="ct25840000"/>00<text:change-end text:change-id="ct25840000"/></text:p>
          </table:table-cell>
          <table:table-cell table:style-name="Table2.D12" table:number-rows-spanned="10" office:value-type="string">
            <text:p text:style-name="P20"><text:change-start text:change-id="ct25838512"/>00<text:change-end text:change-id="ct25838512"/></text:p>
          </table:table-cell>
          <table:table-cell table:style-name="Table2.E12" table:number-rows-spanned="10" office:value-type="string">
            <text:p text:style-name="P20"><text:change-start text:change-id="ct25838704"/>00<text:change-end text:change-id="ct25838704"/></text:p>
          </table:table-cell>
          <table:table-cell table:style-name="Table2.F12" table:number-rows-spanned="10" office:value-type="string">
            <text:p text:style-name="P20"><text:change-start text:change-id="ct25839584"/>00<text:change-end text:change-id="ct25839584"/></text:p>
          </table:table-cell>
          <table:table-cell table:style-name="Table2.G3" office:value-type="string">
            <text:p text:style-name="P20"><text:change-start text:change-id="ct25840464"/>FF<text:change-end text:change-id="ct25840464"/></text:p>
          </table:table-cell>
          <table:table-cell table:style-name="Table2.H3" office:value-type="string">
            <text:p text:style-name="P20"><text:change-start text:change-id="ct25925056"/>FF<text:change-end text:change-id="ct25925056"/></text:p>
          </table:table-cell>
          <table:table-cell table:style-name="Table2.I3" office:value-type="string">
            <text:p text:style-name="P22"><text:change-start text:change-id="ct25842496"/>Emergency <text:span text:style-name="T11">o</text:span>ff (<text:span text:style-name="T11">de-</text:span>energize)<text:change-end text:change-id="ct25842496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6" office:value-type="string">
            <text:p text:style-name="P59"><text:change-start text:change-id="ct71624272"/>FF<text:change-end text:change-id="ct71624272"/></text:p>
          </table:table-cell>
          <table:table-cell table:style-name="Table2.H6" office:value-type="string">
            <text:p text:style-name="P59"><text:change-start text:change-id="ct86794992"/>FE<text:change-end text:change-id="ct86794992"/></text:p>
          </table:table-cell>
          <table:table-cell table:style-name="Table2.I6" office:value-type="string">
            <text:p text:style-name="P60"><text:change-start text:change-id="ct93109680"/>Clear emergency off (energize)<text:change-end text:change-id="ct93109680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6" office:value-type="string">
            <text:p text:style-name="P20"><text:change-start text:change-id="ct25863536"/>FF<text:change-end text:change-id="ct25863536"/></text:p>
          </table:table-cell>
          <table:table-cell table:style-name="Table2.H6" office:value-type="string">
            <text:p text:style-name="P20"><text:change-start text:change-id="ct25927168"/>F<text:change-end text:change-id="ct25927168"/><text:change-start text:change-id="ct30552944"/><text:span text:style-name="T20">D</text:span><text:change-end text:change-id="ct30552944"/></text:p>
          </table:table-cell>
          <table:table-cell table:style-name="Table2.I6" office:value-type="string">
            <text:p text:style-name="P22"><text:change-start text:change-id="ct25928224"/>Emergency <text:span text:style-name="T11">s</text:span>top of all operations<text:change-end text:change-id="ct25928224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6" office:value-type="string">
            <text:p text:style-name="P59"><text:change-start text:change-id="ct66495712"/>FF<text:change-end text:change-id="ct66495712"/></text:p>
          </table:table-cell>
          <table:table-cell table:style-name="Table2.H6" office:value-type="string">
            <text:p text:style-name="P59"><text:change-start text:change-id="ct71697344"/>FC<text:change-end text:change-id="ct71697344"/></text:p>
          </table:table-cell>
          <table:table-cell table:style-name="Table2.I6" office:value-type="string">
            <text:p text:style-name="P60"><text:change-start text:change-id="ct61423904"/>Clear emer<text:change-end text:change-id="ct61423904"/><text:change-start text:change-id="ct51345952"/>gency stop of all operations<text:change-end text:change-id="ct51345952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8" office:value-type="string">
            <text:p text:style-name="P61"><text:change-start text:change-id="ct99732560"/>FF<text:change-end text:change-id="ct99732560"/></text:p>
          </table:table-cell>
          <table:table-cell table:style-name="Table2.H8" office:value-type="string">
            <text:p text:style-name="P61"><text:change-start text:change-id="ct44299984"/>F8<text:change-end text:change-id="ct44299984"/></text:p>
          </table:table-cell>
          <table:table-cell table:style-name="Table2.I8" office:value-type="string">
            <text:p text:style-name="P62"><text:change-start text:change-id="ct100214224"/>Node recorded a new <text:change-end text:change-id="ct100214224"/><text:change-start text:change-id="ct47712800"/>log entry<text:change-end text:change-id="ct47712800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8" office:value-type="string">
            <text:p text:style-name="P20"><text:change-start text:change-id="ct25840192"/>F<text:change-end text:change-id="ct25840192"/><text:change-start text:change-id="ct25925760"/><text:span text:style-name="T11">E</text:span><text:change-end text:change-id="ct25925760"/></text:p>
          </table:table-cell>
          <table:table-cell table:style-name="Table2.H8" office:value-type="string">
            <text:p text:style-name="P23"><text:change-start text:change-id="ct25022432"/>00<text:change-end text:change-id="ct25022432"/></text:p>
          </table:table-cell>
          <table:table-cell table:style-name="Table2.I8" office:value-type="string">
            <text:p text:style-name="P25"><text:change-start text:change-id="ct25927584"/>Ident button combination pressed<text:change-end text:change-id="ct25927584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9" office:value-type="string">
            <text:p text:style-name="P20"><text:change-start text:change-id="ct25926464"/>F<text:change-end text:change-id="ct25926464"/><text:change-start text:change-id="ct25842688"/><text:span text:style-name="T11">D</text:span><text:change-end text:change-id="ct25842688"/></text:p>
          </table:table-cell>
          <table:table-cell table:style-name="Table2.H9" office:value-type="string">
            <text:p text:style-name="P23"><text:change-start text:change-id="ct25925408"/>01<text:change-end text:change-id="ct25925408"/></text:p>
          </table:table-cell>
          <table:table-cell table:style-name="Table2.I9" office:value-type="string">
            <text:p text:style-name="P25"><text:change-start text:change-id="ct25580080"/>Link error code 1 – the specific meaning is link wire protocol specific<text:change-end text:change-id="ct25580080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10" office:value-type="string">
            <text:p text:style-name="P20"><text:change-start text:change-id="ct25578960"/>F<text:change-end text:change-id="ct25578960"/><text:change-start text:change-id="ct25842880"/><text:span text:style-name="T11">D</text:span><text:change-end text:change-id="ct25842880"/></text:p>
          </table:table-cell>
          <table:table-cell table:style-name="Table2.H10" office:value-type="string">
            <text:p text:style-name="P23"><text:change-start text:change-id="ct25843072"/>02<text:change-end text:change-id="ct25843072"/></text:p>
          </table:table-cell>
          <table:table-cell table:style-name="Table2.I10" office:value-type="string">
            <text:p text:style-name="P25"><text:change-start text:change-id="ct25580368"/>Link error code 2<text:change-end text:change-id="ct25580368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11" office:value-type="string">
            <text:p text:style-name="P20"><text:change-start text:change-id="ct25928576"/>F<text:change-end text:change-id="ct25928576"/><text:change-start text:change-id="ct25581776"/><text:span text:style-name="T11">D</text:span><text:change-end text:change-id="ct25581776"/></text:p>
          </table:table-cell>
          <table:table-cell table:style-name="Table2.H11" office:value-type="string">
            <text:p text:style-name="P23"><text:change-start text:change-id="ct25843504"/>03<text:change-end text:change-id="ct25843504"/></text:p>
          </table:table-cell>
          <table:table-cell table:style-name="Table2.I11" office:value-type="string">
            <text:p text:style-name="P25"><text:change-start text:change-id="ct25843312"/>Link error cod<text:change-end text:change-id="ct25843312"/><text:change-start text:change-id="ct25581136"/>e 3<text:change-end text:change-id="ct25581136"/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12" office:value-type="string">
            <text:p text:style-name="P20"><text:change-start text:change-id="ct25452480"/>F<text:change-end text:change-id="ct25452480"/><text:change-start text:change-id="ct25843824"/><text:span text:style-name="T11">D</text:span><text:change-end text:change-id="ct25843824"/></text:p>
          </table:table-cell>
          <table:table-cell table:style-name="Table2.H12" office:value-type="string">
            <text:p text:style-name="P23"><text:change-start text:change-id="ct25578608"/>04<text:change-end text:change-id="ct25578608"/></text:p>
          </table:table-cell>
          <table:table-cell table:style-name="Table2.I12" office:value-type="string">
            <text:p text:style-name="P25"><text:change-start text:change-id="ct25844080"/>Link error code 4<text:change-end text:change-id="ct25844080"/></text:p>
          </table:table-cell>
        </table:table-row>
      </table:table>
      <text:h text:style-name="P45" text:outline-level="2"><text:change-start text:change-id="ct31997536"/></text:h>
      <text:h text:style-name="P2" text:outline-level="2"><text:change-end text:change-id="ct31997536"/><text:change text:change-id="ct25844272"/><text:change text:change-id="ct25863728"/><text:change-start text:change-id="ct25023472"/><text:span text:style-name="T2">W</text:span><text:change-end text:change-id="ct25023472"/>ell-<text:change text:change-id="ct25860368"/><text:change-start text:change-id="ct25809120"/><text:span text:style-name="T2">K</text:span><text:change-end text:change-id="ct25809120"/>nown<text:change text:change-id="ct25861312"/><text:change text:change-id="ct25809312"/><text:change text:change-id="ct25838096"/><text:change-start text:change-id="ct60576016"/></text:h>
      <text:p text:style-name="P40">The <text:span text:style-name="T19">following</text:span> events identifiers are not automatically routed.<text:change-end text:change-id="ct60576016"/><text:change-start text:change-id="ct27182224"/>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table:number-columns-spanned="6" office:value-type="string">
            <text:p text:style-name="P18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8">Suffix</text:p>
          </table:table-cell>
          <table:covered-table-cell/>
          <table:table-cell table:style-name="Table4.I1" table:number-rows-spanned="2" office:value-type="string">
            <text:p text:style-name="P53">Description</text:p>
          </table:table-cell>
        </table:table-row>
        <table:table-row table:style-name="Table4.1">
          <table:table-cell table:style-name="Table4.A2" office:value-type="string">
            <text:p text:style-name="P14">Byte 1</text:p>
          </table:table-cell>
          <table:table-cell table:style-name="Table4.A2" office:value-type="string">
            <text:p text:style-name="P14">Byte 2</text:p>
          </table:table-cell>
          <table:table-cell table:style-name="Table4.A2" office:value-type="string">
            <text:p text:style-name="P14">Byte 3</text:p>
          </table:table-cell>
          <table:table-cell table:style-name="Table4.A2" office:value-type="string">
            <text:p text:style-name="P14">Byte 4</text:p>
          </table:table-cell>
          <table:table-cell table:style-name="Table4.A2" office:value-type="string">
            <text:p text:style-name="P14">Byte 5</text:p>
          </table:table-cell>
          <table:table-cell table:style-name="Table4.A2" office:value-type="string">
            <text:p text:style-name="P14">Byte 6</text:p>
          </table:table-cell>
          <table:table-cell table:style-name="Table4.A2" office:value-type="string">
            <text:p text:style-name="P14">Byte 7</text:p>
          </table:table-cell>
          <table:table-cell table:style-name="Table4.A2" office:value-type="string">
            <text:p text:style-name="P14">Byte 8</text:p>
          </table:table-cell>
          <table:covered-table-cell/>
        </table:table-row>
        <table:table-row>
          <table:table-cell table:style-name="Table4.A8" table:number-rows-spanned="6" office:value-type="string">
            <text:p text:style-name="P21">01</text:p>
          </table:table-cell>
          <table:table-cell table:style-name="Table4.B8" table:number-rows-spanned="6" office:value-type="string">
            <text:p text:style-name="P21">0<text:span text:style-name="T12">1</text:span></text:p>
          </table:table-cell>
          <table:table-cell table:style-name="Table4.C8" table:number-rows-spanned="6" office:value-type="string">
            <text:p text:style-name="P21">00</text:p>
          </table:table-cell>
          <table:table-cell table:style-name="Table4.D8" table:number-rows-spanned="6" office:value-type="string">
            <text:p text:style-name="P21">00</text:p>
          </table:table-cell>
          <table:table-cell table:style-name="Table4.E8" table:number-rows-spanned="6" office:value-type="string">
            <text:p text:style-name="P21">00</text:p>
          </table:table-cell>
          <table:table-cell table:style-name="Table4.F8" table:number-rows-spanned="6" office:value-type="string">
            <text:p text:style-name="P27">00</text:p>
          </table:table-cell>
          <table:table-cell table:style-name="Table4.G3" office:value-type="string">
            <text:p text:style-name="P27">02</text:p>
          </table:table-cell>
          <table:table-cell table:style-name="Table4.H3" office:value-type="string">
            <text:p text:style-name="P27">01</text:p>
          </table:table-cell>
          <table:table-cell table:style-name="Table4.I3" office:value-type="string">
            <text:p text:style-name="P26">Duplicate Node ID detect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4" office:value-type="string">
            <text:p text:style-name="P27">03</text:p>
          </table:table-cell>
          <table:table-cell table:style-name="Table4.H4" office:value-type="string">
            <text:p text:style-name="P21">**</text:p>
          </table:table-cell>
          <table:table-cell table:style-name="Table4.I4" office:value-type="string">
            <text:p text:style-name="P26">Reserved for train Control Protoco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5" office:value-type="string">
            <text:p text:style-name="P27">03</text:p>
          </table:table-cell>
          <table:table-cell table:style-name="Table4.H5" office:value-type="string">
            <text:p text:style-name="P24">0<text:span text:style-name="T12">1</text:span></text:p>
          </table:table-cell>
          <table:table-cell table:style-name="Table4.I5" office:value-type="string">
            <text:p text:style-name="P26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6" office:value-type="string">
            <text:p text:style-name="P27">03</text:p>
          </table:table-cell>
          <table:table-cell table:style-name="Table4.H6" office:value-type="string">
            <text:p text:style-name="P24">0<text:span text:style-name="T12">2</text:span></text:p>
          </table:table-cell>
          <table:table-cell table:style-name="Table4.I6" office:value-type="string">
            <text:p text:style-name="P26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7" office:value-type="string">
            <text:p text:style-name="P27">03</text:p>
          </table:table-cell>
          <table:table-cell table:style-name="Table4.H7" office:value-type="string">
            <text:p text:style-name="P24">0<text:span text:style-name="T12">3</text:span></text:p>
          </table:table-cell>
          <table:table-cell table:style-name="Table4.I7" office:value-type="string">
            <text:p text:style-name="P26">This node is a Trai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8" office:value-type="string">
            <text:p text:style-name="P27">03</text:p>
          </table:table-cell>
          <table:table-cell table:style-name="Table4.H8" office:value-type="string">
            <text:p text:style-name="P24">0<text:span text:style-name="T12">4</text:span></text:p>
          </table:table-cell>
          <table:table-cell table:style-name="Table4.I8" office:value-type="string">
            <text:p text:style-name="P26">This node is a Traction Proxy</text:p>
          </table:table-cell>
        </table:table-row>
      </table:table>
      <text:p text:style-name="P4"><text:change-end text:change-id="ct27182224"/><text:change text:change-id="ct27181792"/><text:change text:change-id="ct32054656"/><text:change text:change-id="ct544156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63"><text:s/>1 Introduction (Informative)<text:tab/>1</text:p>
          <text:p text:style-name="P63"><text:s/>2 References and Context (Informative)<text:tab/>1</text:p>
          <text:p text:style-name="P63"><text:s/>3 Format<text:tab/>1</text:p>
          <text:p text:style-name="P63"><text:s/>4 Allocation<text:tab/>2</text:p>
          <text:p text:style-name="P47"><text:s/>4.1 Node ID Based<text:tab/>2</text:p>
          <text:p text:style-name="P47"><text:s/>4.2 Well-Known, Automatically-Routed<text:tab/>3</text:p>
          <text:p text:style-name="P47"><text:s/>4.3 Well-Known, Not Automatically-Routed:<text:tab/>4</text:p>
        </text:index-body>
      </text:table-of-content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58in" fo:margin-left="0.1833in" fo:margin-right="-0.0792in" table:align="margins" style:writing-mode="lr-tb"/>
    </style:style>
    <style:style style:name="Table1.A" style:family="table-column">
      <style:table-column-properties style:column-width="3.3111in" style:rel-column-width="33927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566in" style:rel-column-width="16045*"/>
    </style:style>
    <style:style style:name="Table1.D" style:family="table-column">
      <style:table-column-properties style:column-width="1.2708in" style:rel-column-width="13023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b013d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officeooo:rsid="000fd364"/>
    </style:style>
    <style:style style:name="MT3" style:family="text">
      <style:text-properties fo:font-size="9pt" style:font-size-asian="9pt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0b013d" style:font-size-asian="8pt" style:font-size-complex="8pt"/>
    </style:style>
    <style:style style:name="MT6" style:family="text">
      <style:text-properties fo:font-size="9pt" style:font-size-asian="9pt"/>
    </style:style>
    <style:style style:name="MT7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71977040" text:id="ct71977040">
            <text:deletion>
              <office:change-info>
                <dc:creator>Stuart Baker</dc:creator>
                <dc:date>2015-02-07T04:11:00</dc:date>
              </office:change-info>
              <text:p text:style-name="MP1">-CAN </text:p>
            </text:deletion>
          </text:changed-region>
          <text:changed-region xml:id="ct26980960" text:id="ct26980960">
            <text:deletion>
              <office:change-info>
                <dc:creator>Stuart Baker</dc:creator>
                <dc:date>2015-02-06T23:31:00</dc:date>
              </office:change-info>
              <text:p text:style-name="MP1">raesent GravidaP</text:p>
            </text:deletion>
          </text:changed-region>
          <text:changed-region xml:id="ct100015952" text:id="ct100015952">
            <text:insertion>
              <office:change-info>
                <dc:creator>Stuart Baker</dc:creator>
                <dc:date>2015-02-07T04:11:00</dc:date>
              </office:change-info>
            </text:insertion>
          </text:changed-region>
          <text:changed-region xml:id="ct26982896" text:id="ct26982896">
            <text:insertion>
              <office:change-info>
                <dc:creator>Stuart Baker</dc:creator>
                <dc:date>2015-02-06T23:31:00</dc:date>
              </office:change-info>
            </text:insertion>
          </text:changed-region>
          <text:changed-region xml:id="ct100316608" text:id="ct100316608">
            <text:deletion>
              <office:change-info>
                <dc:creator>Stuart Baker</dc:creator>
                <dc:date>2015-02-07T04:11:00</dc:date>
              </office:change-info>
              <text:p text:style-name="MP1"><text:span text:style-name="MT2"><text:s/></text:span></text:p>
            </text:deletion>
          </text:changed-region>
          <text:changed-region xml:id="ct58213008" text:id="ct58213008">
            <text:insertion>
              <office:change-info>
                <dc:creator>Stuart Baker</dc:creator>
                <dc:date>2015-02-07T04:11:00</dc:date>
              </office:change-info>
            </text:insertion>
          </text:changed-region>
          <text:changed-region xml:id="ct26983312" text:id="ct26983312">
            <text:deletion>
              <office:change-info>
                <dc:creator>Stuart Baker</dc:creator>
                <dc:date>2015-02-06T23:31:00</dc:date>
              </office:change-info>
              <text:p text:style-name="MP1"><text:s/>or Technical Note</text:p>
            </text:deletion>
          </text:changed-region>
        </text:tracked-changes>
        <text:p text:style-name="MP1"><draw:custom-shape text:anchor-type="char" draw:z-index="4" draw:name="PowerPlusWaterMarkObject3" draw:style-name="Mgr1" draw:text-style-name="MP3" svg:width="6.5461in" svg:height="2.6185in" draw:transform="skewX (6.73624118882306E-017) rotate (0.785398163397448) translate (1.47222222222222in 4.63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71977040"/><text:change text:change-id="ct26980960"/><text:change-start text:change-id="ct100015952"/> <text:change-end text:change-id="ct100015952"/><text:change-start text:change-id="ct26982896"/><text:span text:style-name="MT2">Event I</text:span><text:change-end text:change-id="ct26982896"/><text:change text:change-id="ct100316608"/><text:change-start text:change-id="ct58213008"/><text:span text:style-name="MT2">dentifiers </text:span><text:change-end text:change-id="ct58213008"/>Standard<text:change text:change-id="ct26983312"/></text:p>
      </style:header>
      <style:footer>
        <text:tracked-changes>
          <text:changed-region xml:id="ct26992000" text:id="ct26992000">
            <text:deletion>
              <office:change-info>
                <dc:creator>Stuart Baker</dc:creator>
                <dc:date>2015-02-06T22:47:00</dc:date>
              </office:change-info>
              <text:p text:style-name="MP4"><text:span text:style-name="MT3">Copyright 2010, by J. Day, D. Harris, B. Jacobsen, and A. Shepherd</text:span></text:p>
            </text:deletion>
          </text:changed-region>
          <text:changed-region xml:id="ct27022256" text:id="ct27022256">
            <text:insertion>
              <office:change-info>
                <dc:creator>Stuart Baker</dc:creator>
                <dc:date>2015-02-06T22:47:00</dc:date>
              </office:change-info>
            </text:insertion>
          </text:changed-region>
        </text:tracked-changes>
        <text:p text:style-name="MP4"><text:change text:change-id="ct26992000"/><text:change-start text:change-id="ct27022256"/><text:span text:style-name="Page_20_Number"><text:span text:style-name="MT4">Copyright 201</text:span></text:span><text:span text:style-name="Page_20_Number"><text:span text:style-name="MT5">0</text:span></text:span><text:span text:style-name="Page_20_Number"><text:span text:style-name="MT4">. All rights reserved. See </text:span></text:span><text:a xlink:type="simple" xlink:href="http://openlcb.org/Licensing.html"><text:span text:style-name="Page_20_Number"><text:span text:style-name="MT4">http://openlcb.org/Licensing.html</text:span></text:span></text:a><text:span text:style-name="Page_20_Number"><text:span text:style-name="MT4"> for license terms.</text:span></text:span><text:change-end text:change-id="ct27022256"/><text:span text:style-name="MT4"><text:tab/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5</text:page-count></text:span></text:span><text:span text:style-name="Page_20_Number"><text:span text:style-name="MT4"> - </text:span></text:span><text:span text:style-name="Page_20_Number"><text:span text:style-name="MT4"><text:date style:data-style-name="N120" text:date-value="2015-02-07T04:25:25.330865196">2/7/2015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30561104" text:id="ct30561104">
            <text:deletion>
              <office:change-info>
                <dc:creator>Stuart Baker</dc:creator>
                <dc:date>2015-02-07T02:51:00</dc:date>
              </office:change-info>
              <text:p text:style-name="MP7">OpenLCB </text:p>
            </text:dele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6.73624118882306E-017) rotate (0.785398163397448) translate (0.00972222222222222in 5.1819389763779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30561104"/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5-02-07T04:25:25.335629051">Feb 7, 2015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27188016" text:id="ct27188016">
            <text:deletion>
              <office:change-info>
                <dc:creator>Bob Jacobsen</dc:creator>
                <dc:date>2013-02-06T22:35:00</dc:date>
              </office:change-info>
              <text:p text:style-name="MP8"><text:span text:style-name="Page_20_Number"><text:span text:style-name="MT7"><text:date style:data-style-name="N120" text:date-value="2015-02-07T04:25:25.336333760">2/7/2015</text:date></text:span></text:span></text:p>
            </text:deletion>
          </text:changed-region>
          <text:changed-region xml:id="ct27192592" text:id="ct27192592">
            <text:insertion>
              <office:change-info>
                <dc:creator>Bob Jacobsen</dc:creator>
                <dc:date>2013-02-06T22:35:00</dc:date>
              </office:change-info>
            </text:insertion>
          </text:changed-region>
        </text:tracked-changes>
        <text:p text:style-name="MP8"><text:span text:style-name="Page_20_Number"><text:span text:style-name="MT4">Copyright 2011. All rights reserved. See </text:span></text:span><text:a xlink:type="simple" xlink:href="http://openlcb.org/Licensing.html"><text:span text:style-name="Page_20_Number"><text:span text:style-name="MT4">http://openlcb.org/Licensing.html</text:span></text:span></text:a><text:span text:style-name="Page_20_Number"><text:span text:style-name="MT4"> for license terms.</text:span></text:span><text:span text:style-name="MT6"><text:tab/></text:span><text:span text:style-name="MT7">Page </text:span><text:span text:style-name="Page_20_Number"><text:span text:style-name="MT7"><text:page-number text:select-page="current">1</text:page-number></text:span></text:span><text:span text:style-name="Page_20_Number"><text:span text:style-name="MT7"> of </text:span></text:span><text:span text:style-name="Page_20_Number"><text:span text:style-name="MT7"><text:page-count style:num-format="1">5</text:page-count></text:span></text:span><text:span text:style-name="Page_20_Number"><text:span text:style-name="MT7"> - </text:span></text:span><text:change text:change-id="ct27188016"/><text:change-start text:change-id="ct27192592"/><text:span text:style-name="Page_20_Number"><text:span text:style-name="MT4"><text:date style:data-style-name="N75" text:date-value="2015-02-07T04:25:25.338073214">Feb 7, 2015</text:date></text:span></text:span><text:change-end text:change-id="ct27192592"/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93</meta:editing-cycles>
    <meta:editing-duration>PT18H52M22S</meta:editing-duration>
    <meta:generator>LibreOffice/4.2.7.2$Linux_X86_64 LibreOffice_project/420m0$Build-2</meta:generator>
    <dc:date>2015-02-07T04:25:25.252272639</dc:date>
    <dc:creator>Stuart Baker</dc:creator>
    <meta:keyword>OpenLCB Event Identifiers</meta:keyword>
    <meta:document-statistic meta:table-count="4" meta:image-count="1" meta:object-count="0" meta:page-count="5" meta:paragraph-count="141" meta:word-count="517" meta:character-count="2942" meta:non-whitespace-character-count="2516"/>
    <meta:user-defined meta:name="Info 1"/>
    <meta:user-defined meta:name="Info 2"/>
    <meta:user-defined meta:name="Info 3"/>
    <meta:user-defined meta:name="Info 4"/>
  </office:meta>
</office:document-meta>
</file>